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567cm"/>
    </style:style>
    <style:style style:name="co3" style:family="table-column">
      <style:table-column-properties fo:break-before="auto" style:column-width="8.78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Normal_20_2" style:data-style-name="N0">
      <style:table-cell-properties fo:background-color="transparent" fo:wrap-option="wrap" style:vertical-align="middle"/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y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1" table:number-columns-repeated="1017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NomPaysFR</text:p>
          </table:table-cell>
          <table:table-cell office:value-type="string" calcext:value-type="string">
            <text:p>NomPaysANG</text:p>
          </table:table-cell>
          <table:table-cell office:value-type="string" calcext:value-type="string">
            <text:p>IdContinent</text:p>
          </table:table-cell>
          <table:table-cell office:value-type="string" calcext:value-type="string">
            <text:p>UrlDrapeau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thumb/d/d1/Flag_map_of_Afghanistan.svg/1200px-Flag_map_of_Afghanistan.svg.png?2019030610212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ttps://upload.wikimedia.org/wikipedia/commons/2/23/Flag-map_of_South_Africa.svg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9/Flag_map_of_Albania.png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1/16/Flag_map_of_Algeria.svg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e/Flag_map_of_Germany.svg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Andorr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go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c/Flag_map_of_Angola_%28MPLA%29.png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ntigua and Barbud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Saudi Ara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d/Saudi_Arabia-Flagmap.svg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rgent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7/72/Flag-map_of_Argentina_%2B_Falkland_Islands.svg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enie</text:p>
          </table:table-cell>
          <table:table-cell office:value-type="string" calcext:value-type="string">
            <text:p>Arme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c/Flag_map_of_Armenia.svg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6/63/Flag-map_of_Australia.svg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6/64/Flag-map_of_Austria.svg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zerbaidjan</text:p>
          </table:table-cell>
          <table:table-cell office:value-type="string" calcext:value-type="string">
            <text:p>Azerbaij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3/Flag-map_of_Azerbaijan.svg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ahama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Bah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1/Flag-map_of_Bahrain.svg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8/Flag-map_of_Bangladesh.svg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rbade</text:p>
          </table:table-cell>
          <table:table-cell office:value-type="string" calcext:value-type="string">
            <text:p>Barbad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Bela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d/d5/Flag-map_of_Belarus.svg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5/5c/Flag-map_of_Belgium.svg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l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d/Flag-map_of_Belize.png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en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d/Flag-map_of_Benin.svg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mudes</text:p>
          </table:table-cell>
          <table:table-cell office:value-type="string" calcext:value-type="string">
            <text:p>Bermud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Bhu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3/31/Flag-map_of_Bhutan.svg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Boli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9/Flag-map_of_Bolivia.svg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snie-Herzegovine</text:p>
          </table:table-cell>
          <table:table-cell office:value-type="string" calcext:value-type="string">
            <text:p>Bosnia and Herzegov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d/Flag_map_of_Bosnia_and_Herzegovina.svg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otsw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f/ff/Flag-map_of_Botswana.svg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9/9e/Flag_map_of_Brazil.png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Brunei Darussala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2/Flag_map_of_Bulgaria.svg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Burkina Fa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e/ec/Flag-map_of_Burkina_Faso.svg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urun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7/Flag-map_of_Burundi.svg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-Vert</text:p>
          </table:table-cell>
          <table:table-cell office:value-type="string" calcext:value-type="string">
            <text:p>Cabo Verd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Cambo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9/Flag_map_of_Cambodia.svg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Camer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3/Flag-map_of_Cameroon.svg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4/45/Flag-map_of_Canada.svg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h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4/43/Flag-map_of_Chile.svg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f/f7/Flag_map_of_Unified_China_%28People%27s_Republic_of_China%29.svg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p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c/Flag-map_of_Cyprus.svg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b/Flag-map_of_Colombia.svg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Como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a/Flag_map_of_Comoros_%28united%29.svg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8/86/Flag-map_of_the_Republic_of_the_Congo.svg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publique democratique du Congo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8/Flag-map_of_the_Democratic_Republic_of_the_Congo.svg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South 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0/Flag-map_of_South_Korea.svg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ree du Nord</text:p>
          </table:table-cell>
          <table:table-cell office:value-type="string" calcext:value-type="string">
            <text:p>North Kore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Costa 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2/Map_and_flag_of_Costa_Rica.svg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Cote d'Iv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9/Flag-map_of_Cote_d%27Ivoire.svg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c/c9/Flag_map_of_Croatia.svg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3/31/Flag-map_of_Cuba.svg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4/42/Flag-map_of_Denmark.svg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Djibou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c/c2/Flag-map_of_Djibouti.svg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publique dominicaine</text:p>
          </table:table-cell>
          <table:table-cell office:value-type="string" calcext:value-type="string">
            <text:p>Dominican Republ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3/39/Flag_map_of_the_Dominican_Republic.svg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Dominic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Egy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3/Flag-map_of_Egypt.svg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alv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1/18/El_Salvador_Stub.svg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United Arab Emi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2/Flag_map_of_the_United_Arab_Emirates.svg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Ecu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0/02/Flag-map_of_Ecuador.svg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rythree</text:p>
          </table:table-cell>
          <table:table-cell office:value-type="string" calcext:value-type="string">
            <text:p>Eritr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6/Flag_map_of_Spain.svg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st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1/Flag-map_of_Estonia.sv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Eswat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a/Flag-map_of_Eswatini.svg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1/1e/Flag_map_of_the_United_States_%28All_50_States%29.png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Ethio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6/Flag-map_of_Ethiopia.svg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eroe</text:p>
          </table:table-cell>
          <table:table-cell office:value-type="string" calcext:value-type="string">
            <text:p>Faroe Island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dji</text:p>
          </table:table-cell>
          <table:table-cell office:value-type="string" calcext:value-type="string">
            <text:p>Fij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1/12/Flag-map_of_Finland.svg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2/20/Flag-map_of_France2.svg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0/Flag-map_of_Gabon.svg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Ga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d/Flag-map_of_The_Gambia.svg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Geor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8/Flag-map_of_Georgia.svg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Gh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3/Flag-map_of_Ghana.svg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Gibralta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ce</text:p>
          </table:table-cell>
          <table:table-cell office:value-type="string" calcext:value-type="string">
            <text:p>Gree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e/Flag-map_of_Greece2.svg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renad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oenland</text:p>
          </table:table-cell>
          <table:table-cell office:value-type="string" calcext:value-type="string">
            <text:p>Greenla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Guatem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c/c4/Flag_map_of_Guatemala.svg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uernse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in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f/Flag-map_of_Guinea.svg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uinee equatoriale</text:p>
          </table:table-cell>
          <table:table-cell office:value-type="string" calcext:value-type="string">
            <text:p>Equatorial Guine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uinee-Bissau</text:p>
          </table:table-cell>
          <table:table-cell office:value-type="string" calcext:value-type="string">
            <text:p>Guinea-Bissa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uy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7/Flag-map_of_Guyana.svg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Hai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c/c7/Flag_map_of_Haiti.svg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Hondu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e/ef/Flag-map_of_Honduras.svg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7/7f/Flag-map_of_Hong_Kong.svg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f/Flag-map_of_Hungary.svg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a/af/Flag-map_of_India_%28de-facto%29.svg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a/a9/Flag_map_of_Indonesia.svg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2/Flag-map_of_Ira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4/Flag-map_of_Iraq.svg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6/Flag-map_of_Ireland.svg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Ic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9/Flag-map_of_Iceland.svg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d/Flag-map_of_Israel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f/Flag_map_of_Italy.svg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aique</text:p>
          </table:table-cell>
          <table:table-cell office:value-type="string" calcext:value-type="string">
            <text:p>Jama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0/Flag-map_of_Jamaica.svg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6/63/Flag-map_of_Japan.svg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c/Flag-map_of_Jorda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Kazakh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4/Flag-map_of_Kazakhsta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Ken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3/Flag-map_of_Kenya.svg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Kyrgyz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1/Kyrgyzstan_stub.svg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Kiribat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Kuw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4/Flag-map_of_Kuwait.svg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2/21/Flag-map_of_Laos.svg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Lesot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4/Flag-map_of_Lesotho.svg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Lat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2/27/Flag-map_of_Latvia.svg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Leb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7/Flag-map_of_Lebanon.svg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e/e1/Flag-map_of_Liberia.svg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Lib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4/Flag-map_of_Libya.svg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Liechtenste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Lithu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2/Flag-map_of_Lithuania.svg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Luxembou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0/Flag-map_of_Luxembourg.svg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Maca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cedoine du Nord</text:p>
          </table:table-cell>
          <table:table-cell office:value-type="string" calcext:value-type="string">
            <text:p>North Maced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9/Flag_map_of_North_Macedonia.svg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c/Flag-map_of_Madagascar.svg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d/Flag_map_of_Malaysia.svg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Malaw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1/Flag-map_of_Malawi.svg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Mald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d/Flagmap_of_the_Maldives_%28stub%29.png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d/Flag-map_of_Mali.svg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a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d/Flag_map_of_Malta.svg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oroc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8/Flag-map_of_Morocco.svg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aurit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1/13/Flag-map_of_Mauritius.svg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Maurit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a/Flag-map_of_Mauritania.svg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ex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a/Mexico_Flag_Map.svg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nesie</text:p>
          </table:table-cell>
          <table:table-cell office:value-type="string" calcext:value-type="string">
            <text:p>Micronesi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Mold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5/Flag_map_of_Moldova.svg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Mona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Mongo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6/62/Flag-map_of_Mongolia.svg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Monteneg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d/Flag_map_of_Montenegro.svg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Mozamb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4/Flag-map_of_Mozambique.svg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Myan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e/Myanmar_Map_Flag.svg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Nami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9/95/Flag-map_of_Namibia.svg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aur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e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0/09/Flag_map_of_Nepal.svg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Nicar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7/Flag_map_of_Nicaragua.svg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N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a/Flag-map_of_Niger.svg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Ni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3/Flag-map_of_Nigeria.svg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iu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Nor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5/58/Norway-Flagmap.svg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New Zea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5/51/Flag-map_of_New_Zealand.svg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8/Flag_map_of_Oman.svg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Ug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0/Flag-map_of_Uganda.svg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uzbekistan</text:p>
          </table:table-cell>
          <table:table-cell office:value-type="string" calcext:value-type="string">
            <text:p>Uzbe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8/Flag-map_of_Uzbekistan.svg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3/Flag_map_of_Pakistan.svg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ales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b/b2/Flag_map_of_the_Palestinian_territories.svg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Pan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6/Flag-map_of_Panama.svg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Papua New Guine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ara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b/b1/Flag-map_of_Paraguay.svg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e/Flag-map_of_the_Netherlands.svg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rou</text:p>
          </table:table-cell>
          <table:table-cell office:value-type="string" calcext:value-type="string">
            <text:p>Per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1/Flag-map_of_Peru.svg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6/Flag_map_of_the_Philippines_%28navy_blue%29.svg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o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b/Flag-map_of_Poland_%28state%29.svg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3/Flag-map_of_Portugal.svg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Qa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b/Flag-map_of_Qatar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Sy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1/Flag-map_of_Syria.svg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publique centrafricaine</text:p>
          </table:table-cell>
          <table:table-cell office:value-type="string" calcext:value-type="string">
            <text:p>Central Afriquan Re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a/Flag-map_of_the_Central_African_Republic.svg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Rom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6/67/Flag_map_of_Romania.svg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c/Flag-map_of_the_United_Kingdom.svg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4/Flag-map_of_Russia.svg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Rw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c/Flag-map_of_Rwanda.svg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Saint Luci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Saint Kitts and Nevi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an Mar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Holy se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int-Vincent-et-lesGrenadines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les Salomon</text:p>
          </table:table-cell>
          <table:table-cell office:value-type="string" calcext:value-type="string">
            <text:p>Solomon Island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amo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o Tome-et-Principe</text:p>
          </table:table-cell>
          <table:table-cell office:value-type="string" calcext:value-type="string">
            <text:p>Sao Tome and Princip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Seneg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3/Flag-map_of_Senegal.svg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Ser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0/Flag_map_of_Serbia_%28with_Kosovo%29.svg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eychell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Sierra Le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f/Flag-map_of_Sierra_Leone.svg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9/Flag_map_of_Singapore.svg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lovak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c/Flag-map_of_Czechoslovakia.svg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2/Flag-map_of_Slovenia2.svg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Som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5/Flag-map_of_Somalia.svg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S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2/2d/Flag-map_of_Sudan.svg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dan du Sud</text:p>
          </table:table-cell>
          <table:table-cell office:value-type="string" calcext:value-type="string">
            <text:p>South S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b/Flag_map_of_South_Sudan.svg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Sri La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7/7d/Flag-map-of-sri-lanka.png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uede</text:p>
          </table:table-cell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1/Flag-Map_of_Sweden.svg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Switzer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3/3b/Flag-map_of_Switzerland.svg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7/79/Flag-map_of_Suriname.svg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djikistan</text:p>
          </table:table-cell>
          <table:table-cell office:value-type="string" calcext:value-type="string">
            <text:p>Taji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0/08/TajikistanStub.svg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6/Flag_map_of_Taiwan_%28ROC%29.svg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Tanz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6/66/Flag-map_of_Tanzania.svg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Ch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2/21/Flag-map_of_Chad.svg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chequie</text:p>
          </table:table-cell>
          <table:table-cell office:value-type="string" calcext:value-type="string">
            <text:p>Czech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5/Flag-map_of_the_Czech_Republic.svg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ailande</text:p>
          </table:table-cell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f/f2/Flag_map_of_Thailand.svg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Timor-Les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To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a/Flag-map_of_Togo.svg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Tong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inite-et-Tobago</text:p>
          </table:table-cell>
          <table:table-cell office:value-type="string" calcext:value-type="string">
            <text:p>Trinidad and Toba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b/Flag-map_of_Trinidad_and_Tobago.svg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Tuni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6/Flag_map_of_Tunisia.svg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Turkme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1/Turkmenistan-Flagmap.svg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9/Flag-map_of_Turkey.svg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Tuval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Uk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0/06/Flag_map_of_Ukraine_with_Crimea_as_disputed_territory.png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f/f8/Flag-map_of_Uruguay.svg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Vanuat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Venezu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4/Flag-map_of_Venezuela.svg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Viet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3/Flag-map_of_Vietnam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a/Flag-map_of_Yeme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Za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0/Flag-map_of_Zambia.svg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9/99/Zimbabwe_Flag_Map.svg</text:p>
          </table:table-cell>
          <table:table-cell table:number-columns-repeated="1019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Clément Calia</meta:initial-creator>
    <meta:creation-date>2022-02-21T14:21:31Z</meta:creation-date>
    <dc:date>2022-03-07T17:42:25.203000000</dc:date>
    <meta:editing-duration>PT11S</meta:editing-duration>
    <meta:editing-cycles>1</meta:editing-cycles>
    <meta:document-statistic meta:table-count="1" meta:cell-count="980" meta:object-count="0"/>
  </office:meta>
</office:document-meta>
</file>